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text-properties style:font-name="Liberation Sans" fo:font-size="16pt" style:font-size-asian="16pt" style:font-size-complex="16pt"/>
    </style:style>
    <style:style style:name="P3" style:family="paragraph" style:parent-style-name="Text_20_body">
      <style:text-properties style:font-name="Liberation Sans" fo:font-size="16pt" officeooo:rsid="00093bef" officeooo:paragraph-rsid="00093bef" style:font-size-asian="16pt" style:font-size-complex="16pt"/>
    </style:style>
    <style:style style:name="T1" style:family="text">
      <style:text-properties officeooo:rsid="00093b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3be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Nombre d’or <text:span text:style-name="T1">~= 1,618</text:span></text:h>
      <text:p text:style-name="P2"><text:span text:style-name="T3"/></text:p>
      <text:p text:style-name="P3"><text:span text:style-name="T2">Proviens de la suite de fibonacci (suite ou leprochaine terme est la somme des deux précédents)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3:47:58.380000000</meta:creation-date>
    <dc:date>2023-05-10T14:17:51.149000000</dc:date>
    <meta:editing-duration>PT29M52S</meta:editing-duration>
    <meta:editing-cycles>1</meta:editing-cycles>
    <meta:document-statistic meta:table-count="0" meta:image-count="0" meta:object-count="0" meta:page-count="1" meta:paragraph-count="2" meta:word-count="20" meta:character-count="115" meta:non-whitespace-character-count="97"/>
    <meta:generator>LibreOffice/7.4.3.2$Windows_X86_64 LibreOffice_project/1048a8393ae2eeec98dff31b5c133c5f1d08b890</meta:generator>
  </office:meta>
</office:document-meta>
</file>